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6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6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enemy_hero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14:27:16.935614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7T14:27:22.271483583</dc:date>
    <meta:editing-duration>P1DT18H50M35S</meta:editing-duration>
    <meta:editing-cycles>1756</meta:editing-cycles>
    <meta:document-statistic meta:table-count="9" meta:cell-count="2671" meta:object-count="0"/>
  </office:meta>
</office:document-meta>
</file>